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wc.xml" manifest:media-type="text/xml"/>
  <manifest:file-entry manifest:full-path="Basic/Standard/wc2.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373416" officeooo:paragraph-rsid="00373416"/>
    </style:style>
    <style:style style:name="P2" style:family="paragraph" style:parent-style-name="Text_20_body" style:master-page-name="MP0">
      <style:paragraph-properties style:page-number="auto" fo:break-before="page"/>
      <style:text-properties officeooo:rsid="001588e5" officeooo:paragraph-rsid="001588e5"/>
    </style:style>
    <style:style style:name="P3" style:family="paragraph" style:parent-style-name="Text_20_body">
      <style:text-properties officeooo:rsid="001588e5" officeooo:paragraph-rsid="00181c5e"/>
    </style:style>
    <style:style style:name="P4" style:family="paragraph" style:parent-style-name="Text_20_body">
      <style:text-properties officeooo:rsid="00181c5e" officeooo:paragraph-rsid="00181c5e"/>
    </style:style>
    <style:style style:name="P5" style:family="paragraph" style:parent-style-name="Text_20_body" style:master-page-name="Endnote">
      <style:paragraph-properties style:page-number="auto"/>
      <style:text-properties officeooo:rsid="0019a8e6" officeooo:paragraph-rsid="0019a8e6"/>
    </style:style>
    <style:style style:name="P6" style:family="paragraph" style:parent-style-name="Text_20_body">
      <style:text-properties officeooo:rsid="0019a8e6" officeooo:paragraph-rsid="0019a8e6"/>
    </style:style>
    <style:style style:name="T1" style:family="text">
      <style:text-properties officeooo:rsid="0019a8e6"/>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y word counter macro</text:p>
      <text:p text:style-name="P4">This is section 1 with 11 words.</text:p>
      <text:section text:style-name="Sect1" text:name="Section2">
        <text:p text:style-name="P4">Is this in a specific section called section <text:span text:style-name="T1">two</text:span>?<text:note text:id="ftn0" text:note-class="footnote"><text:note-citation>1</text:note-citation><text:note-body><text:p text:style-name="P1">Test footnote</text:p></text:note-body></text:note></text:p>
        <text:p text:style-name="P4"/>
      </text:section>
      <text:p text:style-name="P4">This is section <text:span text:style-name="T1">three</text:span> with 7 words.</text:p>
      <text:p text:style-name="P3"/>
      <text:p text:style-name="P3"/>
      <text:p text:style-name="P5">Endnote area</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NZ"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Normal" style:next-style-name="Text_20_body" style:default-outline-level="10" style:class="text">
      <style:paragraph-properties fo:margin-top="0.106cm" fo:margin-bottom="0.106cm" style:contextual-spacing="false"/>
      <style:text-properties style:font-name="Cambria1" fo:font-family="Cambria" style:font-style-name="Bold" style:font-family-generic="roman" fo:font-size="9pt" fo:font-weight="normal"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NZ"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language="en" fo:country="NZ"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language="en" fo:country="NZ"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NZ"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language="en" fo:country="NZ"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language="en" fo:country="NZ"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fo:language="en" fo:country="NZ"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language="en" fo:country="NZ"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language="en" fo:country="NZ"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ed" style:family="text">
      <style:text-properties fo:color="#c9211e" loext:opacity="10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berwyn</dc:title>
    <dc:description/>
    <dc:subject/>
    <meta:creation-date>2022-12-23T16:47:31.287018595</meta:creation-date>
    <meta:editing-cycles>32</meta:editing-cycles>
    <meta:editing-duration>PT3H24M8S</meta:editing-duration>
    <meta:initial-creator>Berwyn Hoyt</meta:initial-creator>
    <dc:date>2022-12-26T22:15:05.754396987</dc:date>
    <dc:creator>Berwyn Hoyt</dc:creator>
    <meta:document-statistic meta:table-count="0" meta:image-count="0" meta:object-count="0" meta:page-count="2" meta:paragraph-count="6" meta:word-count="31" meta:character-count="163" meta:non-whitespace-character-count="138"/>
    <meta:template xlink:type="simple" xlink:actuate="onRequest" xlink:title="berwyn" xlink:href="../../../../../../.config/libreoffice/4/user/template/berwyn.ott" meta:date="2022-12-23T16:47:30.279101261"/>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c"/>
  <library:element library:name="wc2"/>
</library:library>
</file>

<file path=Basic/Standard/wc.xml><?xml version="1.0" encoding="utf-8"?>
<!DOCTYPE module  PUBLIC '-//OpenOffice.org//DTD OfficeDocument 1.0//EN'  'module.dtd'>
<script:module xmlns:script="http://openoffice.org/2000/script" script:name="wc" script:language="StarBasic" script:moduleType="normal">REM  *****  BASIC  *****

Sub Main
  wc1
End Sub

Sub my_wc
	' Developed using examples at https://wiki.documentfoundation.org/Documentation/BASIC_Guide#Searching_for_Text_Portions

	doc = ThisComponent
	cursor = doc.Text.createTextCursor

	searcher = doc.createSearchDescriptor
	searcher.SearchStyles = True ' search for the specified paragraph template (plan to use say 'Abstract' style)
	searcher.SearchString = 'Abstract'
	found = doc.findFirst(searcher)
	do until IsNull(found)
		cursor.gotoRange(range, False) ' true = expand selection
		next = doc.findNext(searcher)
		cursor.gotoRange(range, True) ' true = extend selection
		count = hotcount(cursor.String)
		msgbox(count &amp; "words")
	loop
End Sub

Sub wc1
' v3.01 with hotcount
' for footnotews also (ahem)
' 25 November
'  
' the test for this is that that it is very fast, and, if you select 
' a whole document, will give you the same number of words in the selection as
' OOo returns for the whole doc.
' there is one exception: fields such as page numbers and dates are not counted 
' in the OOo word count statistics. They are counted by the selected text macro.
' If anything, that makes it more accurate :-)
' 
' there is one possible snag: the language it counts selected text in 
' is officially declared as English. Translated versions need to change
' the line in hotcount aLocale.Language="en" to their locale.
' Someone with time on their hands could write code to detect the language in use
' and make that change automatically.
' This version written almost entirely by Andrew Brown.
dim xDoc, xSel, nSelcount
dim nAllChars
dim nAllWords
dim nAllPars 
dim thisrange, sRes
dim nSelChars, nSelwords, nSel 
dim atext, bigtext
dim fnotes, thisnote, nfnotes, fnotecount
	xDoc = thiscomponent
	xSel = xDoc.getCurrentSelection()
	nSelCount = xSel.getCount()

	' by popular demand ...
	fnotes=xdoc.getFootNotes()
	if fnotes.hasElements() then
		fnotecount=0
		for nfnotes=0 to fnotes.getCount()-1
			thisnote=fnotes.getbyIndex(nfnotes)
			fnotecount=fnotecount+hotcount(thisnote.getString())
		next nfnotes
	end if
	
	' this next "if" works around the problem that if you have made a selection, then
	' collapsed it, then count again, the empty selection is still counted which was confusing and ugly
	if nSelCount=1 and xSel.getByIndex(0).getString()="" then
		nSelCount=0
	end if

	' access easy document statistics
	nAllChars = xDoc.CharacterCount
	nAllWords = xDoc.WordCount
	nAllPars = xDoc.ParagraphCount

	' initialize counts
	nSelChars = 0
	nSelWords = 0
		' the fancy bit starts here
	  	' iterate over multiple selection
  	for nSel = 0 to nSelCount - 1
	  	thisrange=xSel.GetByIndex(nSel)
	  	atext=thisrange.getString()
		nselwords=nSelWords+hotcount(atext)
		nSelChars=nSelChars+len(atext)
  	next nSel
	
	' dialog code rewritten for legibility
	if fnotes.hasElements() then
		sRes="Document count (with footnotes): "  + nAllWords + " words. "  + chr(13)
		sRes=sRes+"Word count without footnotes: "+ str(nAllWords-fnotecount) + " words. "  + chr(13)+"(Total: " +nAllChars +" Chars in "
	else 
		sRes= "Document count: "  + nAllWords +"  words. "  + chr(13)+"(" +nAllChars +" Chars in "  
	end if
	sRes=sRes + nAllPars +" Paragraphs.)"+ chr(13)+ chr(13)
	if nselCount&gt;0 then 
		sRes=sRes  + "Selected text count: " + nSelWords  + "  words" + chr(13) + "(" + nSelChars  + " chars"
		if nSelcount=1 then
			sRes=sRes  + " In " + str(nselCount) + " selection.)"
			else
			sRes=sRes +  " In " + str(nselCount-1) +" selections.)" ' don't know why, but need this adjustment
		end if
		sRes=sRes+chr(13)+chr(13)+"Document minus selected:" + chr(13)+ str(nAllWords-nSelWords) + " words." +chr(13) +chr(13)
	end if
	if fnotes.hasElements() then
		if fnotes.getCount()=1 then
			sRes=sRes+"There are "+ str(fnotecount) + " words in the "+ fnotes.getCount() +" footnote." +chr(13) +chr(13)			
		else
			sRes=sRes+"There are "+ str(fnotecount) + " words in "+ fnotes.getCount() +" footnotes." +chr(13) +chr(13)
		end if
	end if
msgbox(sRes,64,"Word Count 3.0")
End Sub

function hotcount(aString)
' the ultimate, using the same breakiterator as the program
' 
dim mystartpos as long
dim numwords,nw 
dim nextwd as new com.sun.star.i18n.Boundary
dim aLocale as new com.sun.star.lang.Locale
aLocale.Language="en"
' Urska, you may need to change the line above. 
numwords=1 ' don't ask me why we need this
mystartpos=0
brk=createUnoService("com.sun.star.i18n.BreakIterator")
nextwd=brk.nextWord(aString,startpos,aLocale,com.sun.star.i18n.WordType.WORD_COUNT)
Do while nextwd.startPos&lt;&gt; nextwd.endPos
	numwords=numwords+1
	nw=nextwd.startPos
	nextwd=brk.nextWord(aString,nw,aLocale,com.sun.star.i18n.WordType.WORD_COUNT)
Loop
hotcount=numwords
end Function

Sub Macro1

End Sub

</script:module>
</file>

<file path=Basic/Standard/wc2.xml><?xml version="1.0" encoding="utf-8"?>
<!DOCTYPE module  PUBLIC '-//OpenOffice.org//DTD OfficeDocument 1.0//EN'  'module.dtd'>
<script:module xmlns:script="http://openoffice.org/2000/script" script:name="wc2" script:language="StarBasic" script:moduleType="normal">Sub CountWordsInPageStyles
    Dim oDoc As Object
    Dim oStyles As Object
    Dim oStyle As Object
    Dim oCursor As Object
    Dim oPageStyle As String
    Dim iWordCount As Integer

    oDoc = ThisComponent
    oStyles = oDoc.getStyleFamilies().getByName("PageStyles")
    oCursor = oDoc.getText().createTextCursor()

    rem For Each oStyle In oStyles
    oStyle = oStyles(1)
        oPageStyle = oStyle.getName()
        iWordCount = 0
        oCursor.gotoStart(False)
        While oCursor.gotoNextParagraph(False)
	        oCursor.gotoEndOfParagraph(True)
            MsgBox "PageStyle " &amp; OCursor.PageDescName &amp; " word: '" &amp; oCursor.String &amp; "'"
            If oCursor.PageDescName = oPageStyle Then
                iWordCount = iWordCount + oCursor.String.split().length
            End If
        Wend
        MsgBox "Number of words in page style '" &amp; oPageStyle &amp; "': " &amp; iWordCount
    rem Next
End Sub

rem Associative Array:
rem map = com.sun.star.container.EnumerableMap.create("long", "any")
rem If map.containsKey(theYear) Then
rem   map2 = map.get(theYear)
rem  map.put(theYear, map2)
rem Beware: if you experience IllegalTypeException you might have to use CreateUNOValue("&lt;type&gt;", ...) to cast a value into the declared type. (See this very old issue https://bz.apache.org/ooo/show_bug.cgi?id=121192 for an example.)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